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10.5pt" style:text-underline-style="solid" style:text-underline-width="auto" style:text-underline-color="font-color" fo:font-weight="bold" officeooo:rsid="00187895" officeooo:paragraph-rsid="00187895" fo:background-color="transparent" style:font-weight-asian="bold" style:font-weight-complex="bold"/>
    </style:style>
    <style:style style:name="P2" style:family="paragraph" style:parent-style-name="Standard">
      <style:text-properties fo:color="#000000" loext:opacity="100%" style:font-name="Consolas" fo:font-size="10.5pt" fo:font-weight="normal" officeooo:rsid="00187895" officeooo:paragraph-rsid="00187895" fo:background-color="transparent" style:font-weight-asian="normal" style:font-weight-complex="normal"/>
    </style:style>
    <style:style style:name="P3" style:family="paragraph" style:parent-style-name="Standard">
      <style:text-properties fo:color="#000000" loext:opacity="100%" style:font-name="Consolas" fo:font-size="10.5pt" style:text-underline-style="none" fo:font-weight="normal" officeooo:rsid="00187895" officeooo:paragraph-rsid="00187895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5" style:family="paragraph" style:parent-style-name="Standard">
      <style:text-properties officeooo:rsid="00187895" officeooo:paragraph-rsid="00187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Utils.java</text:p>
      <text:p text:style-name="P2">// Se corrigió if (str.charAt(i) == por if (str.charAt(i) !=</text:p>
      <text:p text:style-name="P1">PasswordValidator</text:p>
      <text:p text:style-name="P3">// Se corrigió if password.legth() &lt;=8 por if password.legth &lt;8</text:p>
      <text:p text:style-name="P4">// Se corrigió if (Character.isLowerCase(c)) por if (Character.isUpperCase(c))</text:p>
      <text:p text:style-name="P4">// Se corrigió hasDigit = false por hasDigit = true</text:p>
      <text:p text:style-name="P4">// Se corrigió return hasUpperCase || hasDigit por return hasUpperCase &amp;&amp; hasDigit</text:p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11:28:50.720571100</meta:creation-date>
    <dc:date>2025-03-12T11:30:37.881983700</dc:date>
    <meta:editing-duration>PT1M48S</meta:editing-duration>
    <meta:editing-cycles>1</meta:editing-cycles>
    <meta:document-statistic meta:table-count="0" meta:image-count="0" meta:object-count="0" meta:page-count="1" meta:paragraph-count="7" meta:word-count="52" meta:character-count="367" meta:non-whitespace-character-count="322"/>
    <meta:generator>LibreOffice/25.2.1.2$Windows_X86_64 LibreOffice_project/d3abf4aee5fd705e4a92bba33a32f40bc4e56f49</meta:generator>
  </office:meta>
</office:document-meta>
</file>